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fixNameInterceptor.rewriteNameInternal( String name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ixNameInterceptor.PrefixNameIntercepto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ixNameInterceptor.rewriteName( String name , Behavior current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ixNameInterceptor.PrefixName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